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data-style-name="N50"/>
  </office:automatic-styles>
  <office:body>
    <office:spreadsheet>
      <table:table table:name="Munkalap1" table:style-name="ta1" table:print="false">
        <table:table-column table:style-name="co1" table:number-columns-repeated="15"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ja</text:p>
          </table:table-cell>
          <table:table-cell office:value-type="string">
            <text:p>コメントの挿入(~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ja</text:p>
          </table:table-cell>
          <table:table-cell office:value-type="string">
            <text:p>自然順並び替えを有効にする(~N)</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ja</text:p>
          </table:table-cell>
          <table:table-cell office:value-type="string">
            <text:p>画像を保存(~G)</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ja</text:p>
          </table:table-cell>
          <table:table-cell office:value-type="string">
            <text:p>\&lt;bookmark_value\&gt;並べ替え;データベース範囲のオプション\&lt;/bookmark_value\&gt;\&lt;bookmark_value\&gt;並べ替え;アジア言語\&lt;/bookmark_value\&gt;\&lt;bookmark_value\&gt;アジア言語;並べ替え\&lt;/bookmark_value\&gt;\&lt;bookmark_value\&gt;電話帳の並べ替え規則\&lt;/bookmark_value\&gt;\&lt;bookmark_value\&gt;自然順並び替えアルゴリズム\&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ja</text:p>
          </table:table-cell>
          <table:table-cell office:value-type="string">
            <text:p>自然順並び替えを有効にする</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ja</text:p>
          </table:table-cell>
          <table:table-cell office:value-type="string">
            <text:p>\&lt;ahelp hid=\"SC:CHECKBOX:RID_SCPAGE_SORT_OPTIONS:BTN_NATURALSORT\"\&gt;自然順並べ替えは、通常の文字列として並べ替えを行う従来のアルゴリズムの代わりに、文字列接頭辞付きの数値を数値の値に基づいて並べ替えるアルゴリズムです。\&lt;/ahelp\&gt; 例えば、A1, A2, A3, A4, A5, A6, ..., A19, A20, A21のような値があるとします。これらの値をセル範囲に入力して並べ替えを実行すると、A1, A11, A12, A13, ..., A19, A2, A20, A21, A3, A4, A5, ..., A9という並べ替え結果になります。この並べ替え動作は、内部的な並べ替えメカニズムを理解している人にとっては筋が通っているかもしれませんが、それ以外の人にとっては、完全に不都合ではないとしても全く奇妙なものに見えます。自然順並べ替え機能を有効にすると、上記の例のような値は「正しく」並べ替えられ、一般に並べ替え操作の利便性が向上します。</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ja</text:p>
          </table:table-cell>
          <table:table-cell office:value-type="string">
            <text:p>アクセサリ</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ja</text:p>
          </table:table-cell>
          <table:table-cell office:value-type="string">
            <text:p>%PRODUCTNAMEのアクセサリには様々なギャラリ、テンプレート、サンプルドキュメント、フォントが含まれ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ja</text:p>
          </table:table-cell>
          <table:table-cell office:value-type="string">
            <text:p>ギャラリ</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ja</text:p>
          </table:table-cell>
          <table:table-cell office:value-type="string">
            <text:p>%PRODUCTNAMEのギャラリには様々なテーマの2900個以上の要素が含まれ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ja</text:p>
          </table:table-cell>
          <table:table-cell office:value-type="string">
            <text:p>テンプレー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ja</text:p>
          </table:table-cell>
          <table:table-cell office:value-type="string">
            <text:p>テンプレートを使って完全なドキュメントを数秒で作成し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ja</text:p>
          </table:table-cell>
          <table:table-cell office:value-type="string">
            <text:p>サンプル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ja</text:p>
          </table:table-cell>
          <table:table-cell office:value-type="string">
            <text:p>サンプルドキュメントは学習に適し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ja</text:p>
          </table:table-cell>
          <table:table-cell office:value-type="string">
            <text:p>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ja</text:p>
          </table:table-cell>
          <table:table-cell office:value-type="string">
            <text:p>%PRODUCTNAME 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ja</text:p>
          </table:table-cell>
          <table:table-cell office:value-type="string">
            <text:p>広告</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ja</text:p>
          </table:table-cell>
          <table:table-cell office:value-type="string">
            <text:p>%PRODUCTNAME 広告用素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ja</text:p>
          </table:table-cell>
          <table:table-cell office:value-type="string">
            <text:p>フォ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ja</text:p>
          </table:table-cell>
          <table:table-cell office:value-type="string">
            <text:p>%PRODUCTNAMEとその他のアプリケーション用の追加フォ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ja</text:p>
          </table:table-cell>
          <table:table-cell office:value-type="string">
            <text:p>SVGインポート</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ja</text:p>
          </table:table-cell>
          <table:table-cell office:value-type="string">
            <text:p>SVGインポートのサポート</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ユーザーズマニュアル</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ja</text:p>
          </table:table-cell>
          <table:table-cell office:value-type="string">
            <text:p>このビルドはコミュニティーの協力とともにOxygenOfficeチームにより行われています。謝辞については以下をご覧ください: http://www.openoffice.org/welcome/credits.html</text:p>
          </table:table-cell>
          <table:table-cell table:number-columns-repeated="3"/>
          <table:table-cell office:value-type="string">
            <text:p>20070218 23:00:20</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フリッピングタイル</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回転キューブ(外側)</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回転する輪</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らせん</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回転キューブ(内側)</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フォール</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ターンアラウンド</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虹彩</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ターンダウン</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ロヒャーデ</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ベネチアンブラインド3D(縦)</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ベネチアンブラインド3D(横)</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スタティック</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ファインディゾルブ</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1" office:value-type="date" office:date-value="2002-02-02T02:02:00">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現在のシートのグリッド線を切り替え</text:p>
          </table:table-cell>
          <table:table-cell table:number-columns-repeated="3"/>
          <table:table-cell table:style-name="ce1" office:value-type="date" office:date-value="2002-02-02T02:02:00">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ja</text:p>
          </table:table-cell>
          <table:table-cell office:value-type="string">
            <text:p>ソルバー</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ja</text:p>
          </table:table-cell>
          <table:table-cell office:value-type="string">
            <text:p>モデル定義</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ja</text:p>
          </table:table-cell>
          <table:table-cell office:value-type="string">
            <text:p>ターゲットセル</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ja</text:p>
          </table:table-cell>
          <table:table-cell office:value-type="string">
            <text:p>目標値</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ja</text:p>
          </table:table-cell>
          <table:table-cell office:value-type="string">
            <text:p>最大化</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ja</text:p>
          </table:table-cell>
          <table:table-cell office:value-type="string">
            <text:p>最小化</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ja</text:p>
          </table:table-cell>
          <table:table-cell office:value-type="string">
            <text:p>セルを変更する</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ja</text:p>
          </table:table-cell>
          <table:table-cell office:value-type="string">
            <text:p>制約条件</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ja</text:p>
          </table:table-cell>
          <table:table-cell office:value-type="string">
            <text:p>制約</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ja</text:p>
          </table:table-cell>
          <table:table-cell office:value-type="string">
            <text:p>セル参照</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ja</text:p>
          </table:table-cell>
          <table:table-cell office:value-type="string">
            <text:p>制約</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ja</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ja</text:p>
          </table:table-cell>
          <table:table-cell office:value-type="string">
            <text:p>取消</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ja</text:p>
          </table:table-cell>
          <table:table-cell office:value-type="string">
            <text:p>参照範囲と制約範囲が一致しません。</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ja</text:p>
          </table:table-cell>
          <table:table-cell office:value-type="string">
            <text:p>追加</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ja</text:p>
          </table:table-cell>
          <table:table-cell office:value-type="string">
            <text:p>変更</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ja</text:p>
          </table:table-cell>
          <table:table-cell office:value-type="string">
            <text:p>削除</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ja</text:p>
          </table:table-cell>
          <table:table-cell office:value-type="string">
            <text:p>最適解を求める</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ja</text:p>
          </table:table-cell>
          <table:table-cell office:value-type="string">
            <text:p>リセット</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ja</text:p>
          </table:table-cell>
          <table:table-cell office:value-type="string">
            <text:p>オプショ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ja</text:p>
          </table:table-cell>
          <table:table-cell office:value-type="string">
            <text:p>保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ja</text:p>
          </table:table-cell>
          <table:table-cell office:value-type="string">
            <text:p>読み込む</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ja</text:p>
          </table:table-cell>
          <table:table-cell office:value-type="string">
            <text:p>閉じる</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ja</text:p>
          </table:table-cell>
          <table:table-cell office:value-type="string">
            <text:p>最適解が見つかりませんでした。</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ja</text:p>
          </table:table-cell>
          <table:table-cell office:value-type="string">
            <text:p>最適解が見つかりました。</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ja</text:p>
          </table:table-cell>
          <table:table-cell office:value-type="string">
            <text:p>セルの構造が違います。</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ja</text:p>
          </table:table-cell>
          <table:table-cell office:value-type="string">
            <text:p>反復計算の最大回数に達しました。</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ja</text:p>
          </table:table-cell>
          <table:table-cell office:value-type="string">
            <text:p>標準的な例外が見つかりました。</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ja</text:p>
          </table:table-cell>
          <table:table-cell office:value-type="string">
            <text:p>反復計算の最大回数に達しました。</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ja</text:p>
          </table:table-cell>
          <table:table-cell office:value-type="string">
            <text:p>目標値が設定されていません。</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ja</text:p>
          </table:table-cell>
          <table:table-cell office:value-type="string">
            <text:p>オプショ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ja</text:p>
          </table:table-cell>
          <table:table-cell office:value-type="string">
            <text:p>線形モデルで計算</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ja</text:p>
          </table:table-cell>
          <table:table-cell office:value-type="string">
            <text:p>正数のみ可</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ja</text:p>
          </table:table-cell>
          <table:table-cell office:value-type="string">
            <text:p>整数のみ可</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ja</text:p>
          </table:table-cell>
          <table:table-cell office:value-type="string">
            <text:p>ソルバー</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ja</text:p>
          </table:table-cell>
          <table:table-cell office:value-type="string">
            <text:p>ソルバー</text:p>
          </table:table-cell>
          <table:table-cell table:number-columns-repeated="3"/>
          <table:table-cell office:value-type="string">
            <text:p>20071010 14:10:23</text:p>
          </table:table-cell>
        </table:table-row>
      </table:table>
      <table:table table:name="Munkalap2" table:style-name="ta1" table:print="false">
        <table:table-column table:style-name="co1" table:default-cell-style-name="Default"/>
        <table:table-row table:style-name="ro1">
          <table:table-cell/>
        </table:table-row>
      </table:table>
      <table:table table:name="Munkalap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hu" fo:country="H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u" number:country="HU">Ft</number:currency-symbol>
    </number:currency-style>
    <number:currency-style style:name="N104">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7">2008.03.27</text:date>, <text:time>15:46:28</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Szalai Kálmán</meta:initial-creator>
    <meta:creation-date>2008-03-27T15:45:22</meta:creation-date>
    <dc:creator>Szalai Kálmán</dc:creator>
    <dc:date>2008-03-27T15:46:27</dc:date>
    <meta:editing-cycles>1</meta:editing-cycles>
    <meta:editing-duration>PT1M5S</meta:editing-duration>
    <meta:user-defined meta:name="Információ 1"/>
    <meta:user-defined meta:name="Információ 2"/>
    <meta:user-defined meta:name="Információ 3"/>
    <meta:user-defined meta:name="Információ 4"/>
    <meta:document-statistic meta:table-count="3" meta:cell-count="1636"/>
  </office:meta>
</office:document-meta>
</file>